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fr" fo:country="FR" officeooo:rsid="00057978" officeooo:paragraph-rsid="00057978"/>
    </style:style>
    <style:style style:name="P2" style:family="paragraph" style:parent-style-name="Standard">
      <style:text-properties fo:language="fr" fo:country="FR" fo:font-weight="normal" officeooo:rsid="00057978" officeooo:paragraph-rsid="00057978" style:font-weight-asian="normal" style:font-weight-complex="normal"/>
    </style:style>
    <style:style style:name="P3" style:family="paragraph" style:parent-style-name="Standard">
      <style:text-properties fo:language="fr" fo:country="FR" fo:font-weight="normal" officeooo:rsid="00073b53" officeooo:paragraph-rsid="00073b53" style:font-weight-asian="normal" style:font-weight-complex="normal"/>
    </style:style>
    <style:style style:name="P4" style:family="paragraph" style:parent-style-name="Standard">
      <style:paragraph-properties fo:text-align="center" style:justify-single-word="false"/>
      <style:text-properties fo:font-size="16pt" fo:language="fr" fo:country="FR" fo:font-weight="normal" officeooo:rsid="00057978" officeooo:paragraph-rsid="00057978" style:font-size-asian="16pt" style:font-weight-asian="normal" style:font-size-complex="16pt" style:font-weight-complex="normal"/>
    </style:style>
    <style:style style:name="P5" style:family="paragraph" style:parent-style-name="Standard">
      <style:text-properties fo:font-size="14pt" fo:language="fr" fo:country="FR" fo:font-weight="bold" officeooo:rsid="00057978" officeooo:paragraph-rsid="00057978" style:font-size-asian="14pt" style:font-weight-asian="bold" style:font-size-complex="14pt" style:font-weight-complex="bold"/>
    </style:style>
    <style:style style:name="P6" style:family="paragraph" style:parent-style-name="Standard">
      <style:text-properties fo:font-size="12pt" fo:language="fr" fo:country="FR" fo:font-weight="normal" officeooo:rsid="00057978" officeooo:paragraph-rsid="00057978" style:font-size-asian="10.5pt" style:font-weight-asian="normal" style:font-size-complex="12pt" style:font-weight-complex="normal"/>
    </style:style>
    <style:style style:name="P7" style:family="paragraph" style:parent-style-name="Standard">
      <style:text-properties fo:font-size="12pt" fo:language="fr" fo:country="FR" fo:font-weight="normal" officeooo:rsid="000921a4" officeooo:paragraph-rsid="000921a4" style:font-size-asian="10.5pt" style:font-weight-asian="normal" style:font-size-complex="12pt" style:font-weight-complex="normal"/>
    </style:style>
    <style:style style:name="P8" style:family="paragraph" style:parent-style-name="Standard">
      <style:text-properties fo:font-size="12pt" fo:language="fr" fo:country="FR" fo:font-weight="normal" officeooo:rsid="000abeee" officeooo:paragraph-rsid="000abeee" style:font-size-asian="10.5pt" style:font-weight-asian="normal" style:font-size-complex="12pt" style:font-weight-complex="normal"/>
    </style:style>
    <style:style style:name="P9" style:family="paragraph" style:parent-style-name="Standard">
      <style:text-properties fo:font-size="12pt" fo:language="fr" fo:country="FR" fo:font-weight="normal" officeooo:rsid="000cbade" officeooo:paragraph-rsid="000cbade" style:font-size-asian="10.5pt" style:font-weight-asian="normal" style:font-size-complex="12pt" style:font-weight-complex="normal"/>
    </style:style>
    <style:style style:name="P10" style:family="paragraph" style:parent-style-name="Table_20_Contents">
      <style:text-properties fo:font-size="12pt" fo:language="fr" fo:country="FR" style:font-size-asian="10.5pt" style:font-size-complex="12pt"/>
    </style:style>
    <style:style style:name="P11" style:family="paragraph" style:parent-style-name="Table_20_Contents">
      <style:text-properties fo:font-size="12pt" fo:language="fr" fo:country="FR" officeooo:rsid="000cbade" officeooo:paragraph-rsid="000cbade" style:font-size-asian="10.5pt" style:font-size-complex="12pt"/>
    </style:style>
    <style:style style:name="P12" style:family="paragraph" style:parent-style-name="Table_20_Contents">
      <style:paragraph-properties fo:text-align="center" style:justify-single-word="false"/>
      <style:text-properties fo:font-size="12pt" fo:language="fr" fo:country="FR" officeooo:rsid="000cbade" officeooo:paragraph-rsid="000cbade" style:font-size-asian="10.5pt" style:font-size-complex="12pt"/>
    </style:style>
    <style:style style:name="T1" style:family="text">
      <style:text-properties style:text-position="super 58%"/>
    </style:style>
    <style:style style:name="T2" style:family="text">
      <style:text-properties style:text-position="0% 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M1 Projet Individuel : Différence de temps de repas pris entre le midi et le soir</text:p>
      <text:p text:style-name="P2"/>
      <text:p text:style-name="P5">Introduction : </text:p>
      <text:p text:style-name="P6"/>
      <text:p text:style-name="P6">Les données ont été récolté auprès d’une seul population de 15 personnes Française à l’aide d’un formulaire réalisé sur Google Form. Les deux échantillons de données continues sont exprimés dans une même unité qui est le temps (en minute). Les deux variables continue observée sont :</text:p>
      <text:p text:style-name="P6">-Le temps pris pour manger le midi</text:p>
      <text:p text:style-name="P6">-Le temps pris pour manger le soir.</text:p>
      <text:p text:style-name="P3">La problématique proposée sur ces données est la suivante : Prend-t-on plus de temps pour manger le soir plutôt que le midi ?</text:p>
      <text:p text:style-name="P2"/>
      <text:p text:style-name="P5">Analyse descriptive :</text:p>
      <text:p text:style-name="P6"/>
      <text:p text:style-name="P7">Afin d’éviter une trop grande répétition nous simplifierons l’appellation de l’échantillon des résultats du temps pris pour manger le midi par « résultats du midi », et pour l’échantillon des résultats de temps pris pour manger le soir par « résultats du soir ».</text:p>
      <text:p text:style-name="P9">Résultats de la fonction summary() appliquée à chaque échantillon (en minute) :</text:p>
      <table:table table:name="Tableau1" table:style-name="Tableau1">
        <table:table-column table:style-name="Tableau1.A" table:number-columns-repeated="3"/>
        <table:table-row table:style-name="TableLine2340894218320">
          <table:table-cell table:style-name="Tableau1.A1" office:value-type="string">
            <text:p text:style-name="P10"/>
          </table:table-cell>
          <table:table-cell table:style-name="Tableau1.A1" office:value-type="string">
            <text:p text:style-name="P12">Résultats du midi</text:p>
          </table:table-cell>
          <table:table-cell table:style-name="Tableau1.C1" office:value-type="string">
            <text:p text:style-name="P12">Résultats du soir</text:p>
          </table:table-cell>
        </table:table-row>
        <table:table-row table:style-name="TableLine2340894218320">
          <table:table-cell table:style-name="Tableau1.A2" office:value-type="string">
            <text:p text:style-name="P11">Valeur minimale</text:p>
          </table:table-cell>
          <table:table-cell table:style-name="Tableau1.A2" office:value-type="string">
            <text:p text:style-name="P11">13</text:p>
          </table:table-cell>
          <table:table-cell table:style-name="Tableau1.C2" office:value-type="string">
            <text:p text:style-name="P11">13</text:p>
          </table:table-cell>
        </table:table-row>
        <table:table-row table:style-name="TableLine2340894218320">
          <table:table-cell table:style-name="Tableau1.A2" office:value-type="string">
            <text:p text:style-name="P11">1<text:span text:style-name="T1">er</text:span> quartile</text:p>
          </table:table-cell>
          <table:table-cell table:style-name="Tableau1.A2" office:value-type="string">
            <text:p text:style-name="P11">20</text:p>
          </table:table-cell>
          <table:table-cell table:style-name="Tableau1.C2" office:value-type="string">
            <text:p text:style-name="P11">27,5</text:p>
          </table:table-cell>
        </table:table-row>
        <table:table-row table:style-name="TableLine2340894218320">
          <table:table-cell table:style-name="Tableau1.A2" office:value-type="string">
            <text:p text:style-name="P11">Médiane</text:p>
          </table:table-cell>
          <table:table-cell table:style-name="Tableau1.A2" office:value-type="string">
            <text:p text:style-name="P11">30</text:p>
          </table:table-cell>
          <table:table-cell table:style-name="Tableau1.C2" office:value-type="string">
            <text:p text:style-name="P11">30</text:p>
          </table:table-cell>
        </table:table-row>
        <table:table-row table:style-name="TableLine2340894218320">
          <table:table-cell table:style-name="Tableau1.A2" office:value-type="string">
            <text:p text:style-name="P11">Moyenne</text:p>
          </table:table-cell>
          <table:table-cell table:style-name="Tableau1.A2" office:value-type="string">
            <text:p text:style-name="P11">27,87</text:p>
          </table:table-cell>
          <table:table-cell table:style-name="Tableau1.C2" office:value-type="string">
            <text:p text:style-name="P11">33,2</text:p>
          </table:table-cell>
        </table:table-row>
        <table:table-row table:style-name="TableLine2340894218320">
          <table:table-cell table:style-name="Tableau1.A2" office:value-type="string">
            <text:p text:style-name="P11">3ème quartile</text:p>
          </table:table-cell>
          <table:table-cell table:style-name="Tableau1.A2" office:value-type="string">
            <text:p text:style-name="P11">30</text:p>
          </table:table-cell>
          <table:table-cell table:style-name="Tableau1.C2" office:value-type="string">
            <text:p text:style-name="P11">42,5</text:p>
          </table:table-cell>
        </table:table-row>
        <table:table-row table:style-name="TableLine2340894218320">
          <table:table-cell table:style-name="Tableau1.A2" office:value-type="string">
            <text:p text:style-name="P11">Valeur maximale</text:p>
          </table:table-cell>
          <table:table-cell table:style-name="Tableau1.A2" office:value-type="string">
            <text:p text:style-name="P11">45</text:p>
          </table:table-cell>
          <table:table-cell table:style-name="Tableau1.C2" office:value-type="string">
            <text:p text:style-name="P11">60</text:p>
          </table:table-cell>
        </table:table-row>
      </table:table>
      <text:p text:style-name="P9"/>
      <text:p text:style-name="P8">L’écart-type pour les résultats du midi est de environ 9,433 alors que pour les résultats du soir on obtient un écart-type plus grand avec une valeur de 11,833. On observe donc que les résultats du midi sont plus homogènes que les résultats du soi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057978" officeooo:paragraph-rsid="0005797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roupe: INF3<text:tab/><text:tab/>Nom prénom: Collomb Sulliv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4.2$Windows_X86_64 LibreOffice_project/dcf040e67528d9187c66b2379df5ea4407429775</meta:generator>
    <dc:date>2021-03-04T22:32:16.039000000</dc:date>
    <meta:editing-duration>PT4H49S</meta:editing-duration>
    <meta:editing-cycles>7</meta:editing-cycles>
    <meta:document-statistic meta:table-count="1" meta:image-count="0" meta:object-count="0" meta:page-count="1" meta:paragraph-count="31" meta:word-count="238" meta:character-count="1363" meta:non-whitespace-character-count="1154"/>
  </office:meta>
</office:document-meta>
</file>